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5dac" officeooo:paragraph-rsid="000e5dac"/>
    </style:style>
    <style:style style:name="P2" style:family="paragraph" style:parent-style-name="Standard" style:list-style-name="L2">
      <style:text-properties officeooo:rsid="000e5dac" officeooo:paragraph-rsid="000e5da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:</text:p>
      <text:p text:style-name="P1"><text:a xlink:type="simple" xlink:href="https://github.com/vadiazbailey/ArquitecturaWeb2022" text:style-name="Internet_20_link" text:visited-style-name="Visited_20_Internet_20_Link">https://github.com/vadiazbailey/ArquitecturaWeb2022</text:a></text:p>
      <text:p text:style-name="P1"/>
      <text:p text:style-name="P1">Integrantes: </text:p>
      <text:list xml:id="list3723258227" text:style-name="L2">
        <text:list-item>
          <text:p text:style-name="P2">Diaz Bailey, Viviana Ayelen</text:p>
        </text:list-item>
        <text:list-item>
          <text:p text:style-name="P2">Lopardo, Martin Ignacio</text:p>
        </text:list-item>
        <text:list-item>
          <text:p text:style-name="P2">Peña, Beltran</text:p>
        </text:list-item>
        <text:list-item>
          <text:p text:style-name="P2">Fernandez, Ezequiel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7T21:21:40.096000000</dc:date>
    <meta:editing-duration>PT3M55S</meta:editing-duration>
    <meta:editing-cycles>1</meta:editing-cycles>
    <meta:document-statistic meta:table-count="0" meta:image-count="0" meta:object-count="0" meta:page-count="1" meta:paragraph-count="7" meta:word-count="18" meta:character-count="161" meta:non-whitespace-character-count="153"/>
    <meta:generator>LibreOffice/7.3.3.2$Windows_X86_64 LibreOffice_project/d1d0ea68f081ee2800a922cac8f79445e4603348</meta:generator>
  </office:meta>
</office:document-meta>
</file>